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6cm" fo:min-width="1.4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3cm" fo:min-width="1.49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76cm" fo:min-width="0cm"/>
    </style:style>
    <style:style style:name="gr8" style:family="graphic" style:parent-style-name="standard">
      <style:graphic-properties draw:stroke="none" svg:stroke-color="#000000" draw:fill="none" draw:fill-color="#ffffff" fo:min-height="13.459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9.2cm" svg:y1="3.293cm" svg:x2="10.427cm" svg:y2="3.288cm">
            <text:p/>
          </draw:line>
          <draw:line draw:style-name="gr1" draw:text-style-name="P1" draw:layer="layout" svg:x1="10.444cm" svg:y1="4.9cm" svg:x2="10.431cm" svg:y2="1.679cm">
            <text:p/>
          </draw:line>
          <draw:line draw:style-name="gr1" draw:text-style-name="P1" draw:layer="layout" svg:x1="11.679cm" svg:y1="4.893cm" svg:x2="11.666cm" svg:y2="1.672cm">
            <text:p/>
          </draw:line>
          <draw:line draw:style-name="gr1" draw:text-style-name="P1" draw:layer="layout" svg:x1="11.666cm" svg:y1="3.282cm" svg:x2="12.893cm" svg:y2="3.277cm">
            <text:p/>
          </draw:line>
        </draw:g>
        <draw:g>
          <draw:line draw:style-name="gr2" draw:text-style-name="P1" draw:layer="layout" svg:x1="15.075cm" svg:y1="12.497cm" svg:x2="14.093cm" svg:y2="12.186cm">
            <text:p/>
          </draw:line>
          <draw:line draw:style-name="gr2" draw:text-style-name="P1" draw:layer="layout" svg:x1="15.953cm" svg:y1="11.192cm" svg:x2="14.096cm" svg:y2="12.191cm">
            <text:p/>
          </draw:line>
          <draw:line draw:style-name="gr2" draw:text-style-name="P1" draw:layer="layout" svg:x1="15.92cm" svg:y1="9.564cm" svg:x2="13.918cm" svg:y2="8.905cm">
            <text:p/>
          </draw:line>
          <draw:line draw:style-name="gr2" draw:text-style-name="P1" draw:layer="layout" svg:x1="16cm" svg:y1="11.23cm" svg:x2="13.998cm" svg:y2="10.571cm">
            <text:p/>
          </draw:line>
          <draw:line draw:style-name="gr2" draw:text-style-name="P1" draw:layer="layout" svg:x1="15.905cm" svg:y1="9.528cm" svg:x2="14.048cm" svg:y2="10.527cm">
            <text:p/>
          </draw:line>
          <draw:line draw:style-name="gr2" draw:text-style-name="P1" draw:layer="layout" svg:x1="15.762cm" svg:y1="7.886cm" svg:x2="13.905cm" svg:y2="8.885cm">
            <text:p/>
          </draw:line>
          <draw:line draw:style-name="gr2" draw:text-style-name="P1" draw:layer="layout" svg:x1="15.665cm" svg:y1="7.912cm" svg:x2="14.683cm" svg:y2="7.601cm">
            <text:p/>
          </draw:line>
        </draw:g>
        <draw:g>
          <draw:line draw:style-name="gr2" draw:text-style-name="P1" draw:layer="layout" svg:x1="16.688cm" svg:y1="18.492cm" svg:x2="13.2cm" svg:y2="18.513cm">
            <text:p/>
          </draw:line>
          <draw:line draw:style-name="gr2" draw:text-style-name="P1" draw:layer="layout" svg:x1="16.689cm" svg:y1="18.48cm" svg:x2="13.201cm" svg:y2="18.501cm">
            <text:p/>
          </draw:line>
          <draw:line draw:style-name="gr2" draw:text-style-name="P1" draw:layer="layout" svg:x1="14.152cm" svg:y1="18.973cm" svg:x2="15.885cm" svg:y2="18.973cm">
            <text:p/>
          </draw:line>
          <draw:line draw:style-name="gr2" draw:text-style-name="P1" draw:layer="layout" svg:x1="14.62cm" svg:y1="19.385cm" svg:x2="15.453cm" svg:y2="19.385cm">
            <text:p/>
          </draw:line>
          <draw:line draw:style-name="gr2" draw:text-style-name="P1" draw:layer="layout" svg:x1="14.989cm" svg:y1="18.463cm" svg:x2="15.003cm" svg:y2="17.4cm">
            <text:p/>
          </draw:line>
        </draw:g>
        <draw:line draw:style-name="gr3" draw:text-style-name="P2" draw:layer="layout" svg:x1="14.87cm" svg:y1="7.602cm" svg:x2="14.87cm" svg:y2="3.466cm">
          <text:p/>
        </draw:line>
        <draw:line draw:style-name="gr3" draw:text-style-name="P2" xml:id="id1" draw:id="id1" draw:layer="layout" svg:x1="15.03cm" svg:y1="12.503cm" svg:x2="15.03cm" svg:y2="17.404cm">
          <text:p/>
        </draw:line>
        <draw:custom-shape draw:style-name="gr4" draw:text-style-name="P3" xml:id="id5" draw:id="id5" draw:layer="layout" svg:width="0.643cm" svg:height="0.613cm" svg:x="14.548cm" svg:y="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998cm" svg:height="1.706cm" svg:x="11.802cm" svg:y="1.694cm">
          <draw:text-box draw:corner-radius="0.505cm">
            <text:p><text:span text:style-name="T1">C</text:span><text:span text:style-name="T2">1</text:span></text:p>
          </draw:text-box>
        </draw:frame>
        <draw:frame draw:style-name="gr6" draw:text-style-name="P4" draw:layer="layout" svg:width="1.998cm" svg:height="3.983cm" svg:x="12.619cm" svg:y="6.529cm">
          <draw:text-box draw:corner-radius="0.505cm">
            <text:p><text:span text:style-name="T1">R</text:span><text:span text:style-name="T2">1</text:span></text:p>
          </draw:text-box>
        </draw:frame>
        <draw:custom-shape draw:style-name="gr7" draw:text-style-name="P3" xml:id="id2" draw:id="id2" draw:layer="layout" svg:width="0.611cm" svg:height="0.602cm" svg:x="6.361cm" svg:y="17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645cm" svg:height="0.613cm" svg:x="6.341cm" svg:y="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537cm" svg:height="13.709cm" svg:x="6.9cm" svg:y="3.791cm">
          <draw:text-box>
            <text:p>+</text:p>
            <text:p/>
            <text:p/>
            <text:p/>
            <text:p/>
            <text:p/>
            <text:p/>
            <text:p>v(in)</text:p>
            <text:p/>
            <text:p/>
            <text:p/>
            <text:p/>
            <text:p/>
            <text:p/>
            <text:p/>
            <text:p/>
            <text:p/>
            <text:p>-</text:p>
          </draw:text-box>
        </draw:frame>
        <draw:connector draw:style-name="gr9" draw:text-style-name="P3" draw:layer="layout" draw:line-skew="4.099cm" svg:x1="15.03cm" svg:y1="17.404cm" svg:x2="6.972cm" svg:y2="17.309cm" draw:start-shape="id1" draw:start-glue-point="2" draw:end-shape="id2" draw:end-glue-point="10" svg:d="M15030 17404h70v-95h-8128" svg:viewBox="0 0 8129 96">
          <text:p/>
        </draw:connector>
        <draw:connector draw:style-name="gr9" draw:text-style-name="P3" draw:layer="layout" svg:x1="6.987cm" svg:y1="3.307cm" svg:x2="9.2cm" svg:y2="3.286cm" draw:start-shape="id3" draw:start-glue-point="6" draw:end-shape="id4" draw:end-glue-point="3" svg:d="M6987 3307h1082v-21h1131" svg:viewBox="0 0 2214 22">
          <text:p/>
        </draw:connector>
        <draw:connector draw:style-name="gr9" draw:text-style-name="P3" draw:layer="layout" svg:x1="12.893cm" svg:y1="3.286cm" svg:x2="14.548cm" svg:y2="3.313cm" draw:start-shape="id4" draw:start-glue-point="1" draw:end-shape="id5" draw:end-glue-point="6" svg:d="M12893 3286h852v27h803" svg:viewBox="0 0 1656 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39:18.219758663</meta:creation-date>
    <dc:date>2021-06-04T21:50:41.117637756</dc:date>
    <meta:editing-duration>PT5M29S</meta:editing-duration>
    <meta:editing-cycles>2</meta:editing-cycles>
    <meta:generator>LibreOffice/6.4.7.2$Linux_X86_64 LibreOffice_project/40$Build-2</meta:generator>
    <meta:document-statistic meta:object-count="30"/>
  </office:meta>
</office:document-meta>
</file>